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4.0453in"/>
    </style:style>
    <style:style style:name="co4" style:family="table-column">
      <style:table-column-properties fo:break-before="auto" style:column-width="4.1736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4.6244in"/>
    </style:style>
    <style:style style:name="co9" style:family="table-column">
      <style:table-column-properties fo:break-before="auto" style:column-width="5.3209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4217in"/>
    </style:style>
    <style:style style:name="co13" style:family="table-column">
      <style:table-column-properties fo:break-before="auto" style:column-width="2.1154in"/>
    </style:style>
    <style:style style:name="co14" style:family="table-column">
      <style:table-column-properties fo:break-before="auto" style:column-width="8.1728in"/>
    </style:style>
    <style:style style:name="co15" style:family="table-column">
      <style:table-column-properties fo:break-before="auto" style:column-width="0.5717in"/>
    </style:style>
    <style:style style:name="co16" style:family="table-column">
      <style:table-column-properties fo:break-before="auto" style:column-width="0.4in"/>
    </style:style>
    <style:style style:name="co17" style:family="table-column">
      <style:table-column-properties fo:break-before="auto" style:column-width="0.9362in"/>
    </style:style>
    <style:style style:name="co18" style:family="table-column">
      <style:table-column-properties fo:break-before="auto" style:column-width="0.9681in"/>
    </style:style>
    <style:style style:name="co19" style:family="table-column">
      <style:table-column-properties fo:break-before="auto" style:column-width="1.2791in"/>
    </style:style>
    <style:style style:name="co20" style:family="table-column">
      <style:table-column-properties fo:break-before="auto" style:column-width="16.1071in"/>
    </style:style>
    <style:style style:name="co21" style:family="table-column">
      <style:table-column-properties fo:break-before="auto" style:column-width="1.4181in"/>
    </style:style>
    <style:style style:name="co22" style:family="table-column">
      <style:table-column-properties fo:break-before="auto" style:column-width="0.5819in"/>
    </style:style>
    <style:style style:name="co23" style:family="table-column">
      <style:table-column-properties fo:break-before="auto" style:column-width="1.8472in"/>
    </style:style>
    <style:style style:name="co24" style:family="table-column">
      <style:table-column-properties fo:break-before="auto" style:column-width="1.1075in"/>
    </style:style>
    <style:style style:name="co25" style:family="table-column">
      <style:table-column-properties fo:break-before="auto" style:column-width="1.9756in"/>
    </style:style>
    <style:style style:name="co26" style:family="table-column">
      <style:table-column-properties fo:break-before="auto" style:column-width="2.0508in"/>
    </style:style>
    <style:style style:name="co27" style:family="table-column">
      <style:table-column-properties fo:break-before="auto" style:column-width="0.7752in"/>
    </style:style>
    <style:style style:name="co28" style:family="table-column">
      <style:table-column-properties fo:break-before="auto" style:column-width="1.8902in"/>
    </style:style>
    <style:style style:name="co29" style:family="table-column">
      <style:table-column-properties fo:break-before="auto" style:column-width="7.0043in"/>
    </style:style>
    <style:style style:name="co30" style:family="table-column">
      <style:table-column-properties fo:break-before="auto" style:column-width="0.560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5283in"/>
    </style:style>
    <style:style style:name="co33" style:family="table-column">
      <style:table-column-properties fo:break-before="auto" style:column-width="1.1181in"/>
    </style:style>
    <style:style style:name="co34" style:family="table-column">
      <style:table-column-properties fo:break-before="auto" style:column-width="1.6756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4.0311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202in" fo:break-before="auto" style:use-optimal-row-height="true"/>
    </style:style>
    <style:style style:name="ro6" style:family="table-row">
      <style:table-row-properties style:row-height="0.3835in" fo:break-before="auto" style:use-optimal-row-height="true"/>
    </style:style>
    <style:style style:name="ro7" style:family="table-row">
      <style:table-row-properties style:row-height="0.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zadatak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35" table:number-columns-repeated="983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fromAddress</text:p>
          </table:table-cell>
          <table:table-cell office:value-type="string" calcext:value-type="string">
            <text:p>toAddresses</text:p>
          </table:table-cell>
          <table:table-cell office:value-type="string" calcext:value-type="string">
            <text:p>ccAddresses</text:p>
          </table:table-cell>
          <table:table-cell office:value-type="string" calcext:value-type="string">
            <text:p>bccAddresses</text:p>
          </table:table-cell>
          <table:table-cell office:value-type="string" calcext:value-type="string">
            <text:p>replyToAddresses</text:p>
          </table:table-cell>
          <table:table-cell office:value-type="string" calcext:value-type="string">
            <text:p>dateSentMs</text:p>
          </table:table-cell>
          <table:table-cell office:value-type="string" calcext:value-type="string">
            <text:p>dateReceivedM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nippet</text:p>
          </table:table-cell>
          <table:table-cell office:value-type="string" calcext:value-type="string">
            <text:p>listInfo</text:p>
          </table:table-cell>
          <table:table-cell office:value-type="string" calcext:value-type="string">
            <text:p>personalLevel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EmbedsExternalResources</text:p>
          </table:table-cell>
          <table:table-cell office:value-type="string" calcext:value-type="string">
            <text:p>joinedAttachmentInfos</text:p>
          </table:table-cell>
          <table:table-cell office:value-type="string" calcext:value-type="string">
            <text:p>sync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lientCreated</text:p>
          </table:table-cell>
          <table:table-cell office:value-type="string" calcext:value-type="string">
            <text:p>refMessageId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includeQuotedText</text:p>
          </table:table-cell>
          <table:table-cell office:value-type="string" calcext:value-type="string">
            <text:p>quoteStartPos</text:p>
          </table:table-cell>
          <table:table-cell office:value-type="string" calcext:value-type="string">
            <text:p>bodyCompressed</text:p>
          </table:table-cell>
          <table:table-cell office:value-type="string" calcext:value-type="string">
            <text:p>customFromAddress</text:p>
          </table:table-cell>
          <table:table-cell office:value-type="string" calcext:value-type="string">
            <text:p>queryId</text:p>
          </table:table-cell>
          <table:table-cell office:value-type="string" calcext:value-type="string">
            <text:p>spamDisplayedReasonType</text:p>
          </table:table-cell>
          <table:table-cell office:value-type="string" calcext:value-type="string">
            <text:p>deliveryChannel</text:p>
          </table:table-cell>
          <table:table-cell office:value-type="string" calcext:value-type="string">
            <text:p>referencesRfc822MessageIds</text:p>
          </table:table-cell>
          <table:table-cell office:value-type="string" calcext:value-type="string">
            <text:p>showSendersFullEmailAddress</text:p>
          </table:table-cell>
          <table:table-cell office:value-type="string" calcext:value-type="string">
            <text:p>viaDomain</text:p>
          </table:table-cell>
          <table:table-cell office:value-type="string" calcext:value-type="string">
            <text:p>showForgedFromMeWarning</text:p>
          </table:table-cell>
          <table:table-cell office:value-type="string" calcext:value-type="string">
            <text:p>refAdEventId</text:p>
          </table:table-cell>
          <table:table-cell office:value-type="string" calcext:value-type="string">
            <text:p>permalink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encrypted</text:p>
          </table:table-cell>
          <table:table-cell office:value-type="string" calcext:value-type="string">
            <text:p>signed</text:p>
          </table:table-cell>
          <table:table-cell office:value-type="string" calcext:value-type="string">
            <text:p>receivedWithTls</text:p>
          </table:table-cell>
          <table:table-cell office:value-type="string" calcext:value-type="string">
            <text:p>unsubscribeSenderName</text:p>
          </table:table-cell>
          <table:table-cell office:value-type="string" calcext:value-type="string">
            <text:p>unsubscribeSenderIdentifier</text:p>
          </table:table-cell>
          <table:table-cell table:number-columns-repeated="98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.75843723144765E+018" calcext:value-type="float">
            <text:p>1.75843723144765E+018</text:p>
          </table:table-cell>
          <table:table-cell office:value-type="string" calcext:value-type="string">
            <text:p>"Bogoljub Gagic" &lt;cercilgagic60@gmail.com&gt;</text:p>
          </table:table-cell>
          <table:table-cell office:value-type="string" calcext:value-type="string">
            <text:p>"dudasvilarevic60@gmail.com" &lt;dudasvilarevic60@gmail.com&gt;</text:p>
            <text:p>"pajapandurovic60@gmail.com" &lt;pajapandurovic60@gmail.com&gt;</text:p>
          </table:table-cell>
          <table:table-cell table:number-columns-repeated="3"/>
          <table:table-cell office:value-type="float" office:value="1676976412000" calcext:value-type="float">
            <text:p>1676976412000</text:p>
          </table:table-cell>
          <table:table-cell office:value-type="float" office:value="1676976424789" calcext:value-type="float">
            <text:p>1676976424789</text:p>
          </table:table-cell>
          <table:table-cell office:value-type="string" calcext:value-type="string">
            <text:p>Sastanak</text:p>
          </table:table-cell>
          <table:table-cell office:value-type="string" calcext:value-type="string">
            <text:p>Pozdrav ekipa, Da li vam odgovara da odrzimo sastanak u sredu u 14h ? Pozdrav..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��I�,SH�,�U�))R�ȯJ)J,SH��,H�9��(mg�Tdg�f��D��L���\������ĢD��D ��*37_�8��$1/1[�T��(5�H�d(�#�f�N��S~z~NViTLr�I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mail.google.com/mail/?extsrc=sync&amp;client=g&amp;plid=ACUX6DOoJjU-LvBBRU7PLtbXeOhXDVpLjHYnbL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1.75852780291233E+018" calcext:value-type="float">
            <text:p>1.75852780291233E+018</text:p>
          </table:table-cell>
          <table:table-cell office:value-type="string" calcext:value-type="string">
            <text:p>"The Google Account Team" &lt;no-reply@accounts.google.com&gt;</text:p>
          </table:table-cell>
          <table:table-cell office:value-type="string" calcext:value-type="string">
            <text:p>"" &lt;dudasvilarevic60@gmail.com&gt;</text:p>
          </table:table-cell>
          <table:table-cell table:number-columns-repeated="2"/>
          <table:table-cell office:value-type="string" calcext:value-type="string">
            <text:p>"The Google Account Team" &lt;no-reply@accounts.google.com&gt;</text:p>
          </table:table-cell>
          <table:table-cell office:value-type="float" office:value="1677062799000" calcext:value-type="float">
            <text:p>1677062799000</text:p>
          </table:table-cell>
          <table:table-cell office:value-type="float" office:value="1677062800224" calcext:value-type="float">
            <text:p>1677062800224</text:p>
          </table:table-cell>
          <table:table-cell office:value-type="string" calcext:value-type="string">
            <text:p>✅ Dusanka, довршите подешавање уређаја Android помоћу Google-а</text:p>
          </table:table-cell>
          <table:table-cell office:value-type="string" calcext:value-type="string">
            <text:p>Довршите подешавање 📲 ‌ ‌ ‌ ‌ ‌ ‌ ‌ ‌ ‌ ‌ ‌ ‌ ‌ ‌ ‌ ‌ ‌ ‌ ‌ ‌ ‌ ‌ ‌ ‌ ‌ ‌ ‌ ...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office:string-value="x��[I��Hv��W �a_$���mL������ �n���#&lt;�#,�3s�M�iM+�G������_����Ū.Iݚ� ���^�|��[&gt;�.���3��ɩ�RTg��.5�*&amp;�a�A�����]x�OUmy�5Y��&amp;�;���p�g��ؼ.��`&lt;�I�LrU���U^[���+�%�ź9�TYq�uÞ�'��-��9ra�����9��w���t@aŠ$��(�4C!�����~E�15~(����`�h)xx]h�.��z�`t�/6M$j�U�Ua���.g�L�G�1?WTQ��ص���;���/o~뿹��&#10;�?��o�נ�������?@����_��&lt;|r�c0�e���}��#�n���/��/������_·��#��8���?��Cg�)���������&quot;A���[?�g��uƓu�zx����(�BV�}u4~i�~�R�h�����^�Ϻ�M�H��:�$ݕ썣[��(��ͦu&#10;�{�!�Ȳ�@�.?u�m����|@/&#10;&#10;[���XP�H�U1۶TQ;�rS���we�E8&lt;����#u!�A���ח��&#10;p�e{=+�ƛ�t�����i�˪m�������6&lt;]�:�]�-��o����Aa�*Z1��TY%d(d 9�W�����ݔW�A(���;e~����� ��pE!&quot;���$ ���;|NÕ��\?��#�Ġ��n����c�:�w�5���ܗ�m[y���1����������������C��w��|�����b�b��&#10;��@����@rM�/$Z�%q�f�U�9��;�6S�/v���õ������9���&lt;4\ט����4i���^�f���m�P8T��I�9�pS\�t���.�h��Hv�����czf��by���Q[z�PeV�����&lt;�¬�(�bNRD�^�I�n��nۙ�&quot;+�̔�]�'��q��ruڭ&#10;�j�B[�&amp;6��AE�V�]�37Y�ls��'�.6ӝT�jqʤm�1x�]9,�&#10;��/6������,K9V��,9gC��Q��ץ�q�.�Z�pP&#10;Y��h&gt;7uyk*4}�E�#�&#10;rw`䑑���,�γ�%��`_��mS['Ɂ�Q���îG�1����]%�!�'�vp$�N��{�!�k���C����67��G��I�3v���LW10I���7�ۛ/C����^���&gt;k����.l�r�֎�.��������7/n^�o��~������w�&#10;��E�~��������_ݼ&lt;���r�*/͉=�0���E|`�m���(Ї���:?��x��2������[��p�U��G����������=x�����.�{��������ۯ��}��@x�s¼qdk�;���/����`�����Hz�����9�a+,��&lt;��!ŖF�T@7\u�/`Ή��0��g�Y�&amp;6�̢[F^�{�N�����M�Ҥ�PTO�0f���E+7fSi6+�Kf�ْ�5�7��&#10;W(&amp;�0&quot;:�\�Z�UK2�%�f�Q\t���,�K��B�@JČ��B�ǵf��ɬ7[�I��0WRk&gt;��[��cL&#10;��V}�E�9��]����йN�F�ɺG&amp;)�����*���*�ɢ/�2���ie�j�h����N��*e������S��H��.&lt;���ʃ�&amp;��8!�ҍ&amp;&gt;&amp;G�Z��˥p՚&quot;&quot;�31�3ʭ��~-�v��&quot;��x$����0��n&#10;�&lt;�C�����P�آ�hMMf(A��xVm���wδ��T@*�t��,�S����.�KN���j1�ᜡ����E�$ʎ$�Nz�^Nq$c���=��89��\.���췆t�gM�U�Y��XCjl��lk���l�5$�ް��e4YAf�����6u��j&gt;Q-+.K˝ܜE�R�ce�)�ս��I�h�K{�TOb�WDvb5R��h�m�H���2Q����@JҸ�cЅW��(�&quot;�|�c��R�Ls�M��&amp;-ˆ���vF�'s=�8sp�)�c��V�!1Y5)��&#10;}V����d�ږ&amp;6����Le�����&amp;V�C�9�a�v��$v�3��,���A��`��tP�]v��dKk����nk���nC���(ڕc�-?5/���;��������ó�J���vx�{�R�8J026Ґh@�JTgm~���l'�bF���R'����z�x����}�i�+��7����,%H(�-����0b��.v�i�&amp;�Q��P�?�������`%Ƞv�Ilr��|������&gt;�I�cf9HP@���ݦ0 ���*���J�O���l1�_'M@��v��&gt;9��c�y�N�4zk]��e&quot;��-+��8�&#10;h� �ۀ��)w���v���_?�Pز�!���;��b�]�{��G�|�����H��O������S����p2�uRD��$#��ף��n���4���OHx��F��Q��Xw|�va��։Z���)���X]�u9�w,~Bn0&quot;�G�x/!���g���K�h����+�0���bA���'��L�@p����]� ��V���=�&quot;�����+�+��*���͛�j�k�n6���V [x��v��Uu�������6Ġ߂!�Ǜ/Aj�2�x��f��=Xt���!d/,����ݼ�.��֠os~!��g����!�����Y���)Dۢ������W뾭z�ӷA�w�C��g�����?q�-0z���c����e�^��ZB?n��MH������콍HF/S}x5&#10;�!�ʉY��Fx���l�b��L!��Rv�d�~�&lt;Z+��lW�,���v��#�_�h5�uI��kk��&amp;����I��V[҉��$����0�وI��rȩ�z��i�Ų7l�nfO��r�.r�i#��Nu�N����ڐ�We�)J�U(t�e�=h�\%3����)�/��bi�*f�!z��������|�0�T?�����f�igNY�B�x�l{����|���c-�kx-�ZU�Gf#�m��Ԩ�8�$�J��v�IqN���5&#10;����JJEwIQ�U�RvM��(&gt;๑����2c')�_�w��Yæ�P;v��$�A����5u��=s�6�&gt;!h���,{�Tʝ.+l�-i+�,�0�E��Xq&quot;7�$�?��YPg�9]��e�7ά�Ŭ�ґkjU�к��U��&#10;��A{�,n��f�tZ�Uk�r}�d���q����h#g���2�D��(�&lt;�LWJ��,�����pҒxҏ�D?��yK|��%��`����)a�|d�R���bWĊ�/p�A��.J����7/���ޯ��B¶�*�i�Eww�r?���� a��v/��&quot;٪=�i��qӷ?��s���&gt;P���!���{;���)(����U����.O�xז��x{2��Ϟ����eO۪4��M&lt;e���h/�Ljcc����O��6Ġ��&amp;��X`1Q�t�VD�X����n�=��G��_�I ��6bX~p�;�=�5w�7t�/��g�ܼ��k=�O�3s�[$�v����`����l�n1/!TfD���r�g���,#N��b;N����8S_����5e�O��HT�4S�28_!��r ϖ�7k��\S�b����{�~��a=n�NO�X,�6냹����45M0��4&#10;���mQ�������&lt;�C!j�Є{���Ҳ9kT��J��L&#10;�ț�pV�d{Un��1kյ�Ѫ�W�LQ'�t�٫��|�p��V��&quot;ڒK�l�\-�j�P�O���'��D�U�mI-9��*�X���L[!�*��;����zw�3�F��p5u/l�w��Lěb�����aZ�~�Z�����Z3��l|��������5I��QηU����0�-i�=�Je����'�eu��!*����" calcext:value-type="string">
            <text:p>x��[I��Hv��W �a_$���mL������ �n���#&lt;�#,�3s�M�iM+�G������_����Ū.Iݚ� ���^�|��[&gt;�.���3��ɩ�RTg��.5�*&amp;�a�A�����]x�OUmy�5Y��&amp;�;���p�g��ؼ.��`&lt;�I�LrU���U^[���+�%�ź9�TYq�uÞ�'��-��9ra�����9��w���t@aŠ$��(�4C!�����~E�15~(����`�h)xx]h�.��z�`t�/6M$j�U�Ua���.g�L�G�1?WTQ��ص���;���/o~뿹��</text:p>
            <text:p>�?��o�נ�������?@����_��&lt;|r�c0�e���}��#�n���/��/������_·��#��8���?��Cg�)���������"A���[?�g��uƓu�zx����(�BV�}u4~i�~�R�h�����^�Ϻ�M�H��:�$ݕ썣[��(��ͦu</text:p>
            <text:p>�{�!�Ȳ�@�.?u�m����|@/</text:p>
            <text:p/>
            <text:p>[���XP�H�U1۶TQ;�rS���we�E8&lt;����#u!�A���ח��</text:p>
            <text:p>p�e{=+�ƛ�t�����i�˪m�������6&lt;]�:�]�-��o����Aa�*Z1��TY%d(d 9�W�����ݔW�A(���;e~����� ��pE!"���$ ���;|NÕ��\?��#�Ġ��n����c�:�w�5���ܗ�m[y���1����������������C��w��|�����b�b��</text:p>
            <text:p>��@����@rM�/$Z�%q�f�U�9��;�6S�/v���õ������9���&lt;4\ט����4i���^�f���m�P8T��I�9�pS\�t���.�h��Hv�����czf��by���Q[z�PeV�����&lt;�¬�(�bNRD�^�I�n��nۙ�"+�̔�]�'��q��ruڭ</text:p>
            <text:p>�j�B[�&amp;6��AE�V�]�37Y�ls��'�.6ӝT�jqʤm�1x�]9,�</text:p>
            <text:p>��/6������,K9V��,9gC��Q��ץ�q�.�Z�pP</text:p>
            <text:p>Y��h&gt;7uyk*4}�E�#�</text:p>
            <text:p>rw`䑑���,�γ�%��`_��mS['Ɂ�Q���îG�1����]%�!�'�vp$�N��{�!�k���C����67��G��I�3v���LW10I���7�ۛ/C����^���&gt;k����.l�r�֎�.��������7/n^�o��~������w�</text:p>
            <text:p>��E�~��������_ݼ&lt;���r�*/͉=�0���E|`�m���(Ї���:?��x��2������[��p�U��G����������=x�����.�{��������ۯ��}��@x�s¼qdk�;���/����`�����Hz�����9�a+,��&lt;��!ŖF�T@7\u�/`Ή��0��g�Y�&amp;6�̢[F^�{�N�����M�Ҥ�PTO�0f���E+7fSi6+�Kf�ْ�5�7��</text:p>
            <text:p>W(&amp;�0":�\�Z�UK2�%�f�Q\t���,�K��B�@JČ��B�ǵf��ɬ7[�I��0WRk&gt;��[��cL</text:p>
            <text:p>��V}�E�9��]����йN�F�ɺG&amp;)�����*���*�ɢ/�2���ie�j�h����N��*e������S��H��.&lt;���ʃ�&amp;��8!�ҍ&amp;&gt;&amp;G�Z��˥p՚""�31�3ʭ��~-�v��"��x$����0��n</text:p>
            <text:p>�&lt;�C�����P�آ�hMMf(A��xVm���wδ��T@*�t��,�S����.�KN���j1�ᜡ����E�$ʎ$�Nz�^Nq$c���=��89��\.���췆t�gM�U�Y��XCjl��lk���l�5$�ް��e4YAf�����6u��j&gt;Q-+.K˝ܜE�R�ce�)�ս��I�h�K{�TOb�WDvb5R��h�m�H���2Q����@JҸ�cЅW��(�"�|�c��R�Ls�M��&amp;-ˆ���vF�'s=�8sp�)�c��V�!1Y5)��</text:p>
            <text:p>}V����d�ږ&amp;6����Le�����&amp;V�C�9�a�v��$v�3��,���A��`��tP�]v��dKk����nk���nC���(ڕc�-?5/���;��������ó�J���vx�{�R�8J026Ґh@�JTgm~���l'�bF���R'����z�x����}�i�+��7����,%H(�-����0b��.v�i�&amp;�Q��P�?�������`%Ƞv�Ilr��|������&gt;�I�cf9HP@���ݦ0 ���*���J�O���l1�_'M@��v��&gt;9��c�y�N�4zk]��e"��-+��8�</text:p>
            <text:p>h� �ۀ��)w���v���_?�Pز�!���;��b�]�{��G�|�����H��O������S����p2�uRD��$#��ף��n���4���OHx��F��Q��Xw|�va��։Z���)���X]�u9�w,~Bn0"�G�x/!���g���K�h����+�0���bA���'��L�@p����]� ��V���=�"�����+�+��*���͛�j�k�n6���V [x��v��Uu�������6Ġ߂!�Ǜ/Aj�2�x��f��=Xt���!d/,����ݼ�.��֠os~!��g����!�����Y���)Dۢ������W뾭z�ӷA�w�C��g�����?q�-0z���c����e�^��ZB?n��MH������콍HF/S}x5</text:p>
            <text:p>�!�ʉY��Fx���l�b��L!��Rv�d�~�&lt;Z+��lW�,���v��#�_�h5�uI��kk��&amp;����I��V[҉��$����0�وI��rȩ�z��i�Ų7l�nfO��r�.r�i#��Nu�N����ڐ�We�)J�U(t�e�=h�\%3����)�/��bi�*f�!z��������|�0�T?�����f�igNY�B�x�l{����|���c-�kx-�ZU�Gf#�m��Ԩ�8�$�J��v�IqN���5</text:p>
            <text:p>����JJEwIQ�U�RvM��(&gt;๑����2c')�_�w��Yæ�P;v��$�A����5u��=s�6�&gt;!h���,{�Tʝ.+l�-i+�,�0�E��Xq"7�$�?��YPg�9]��e�7ά�Ŭ�ґkjU�к��U��</text:p>
            <text:p>��A{�,n��f�tZ�Uk�r}�d���q����h#g���2�D��(�&lt;�LWJ��,�����pҒxҏ�D?��yK|��%��`����)a�|d�R���bWĊ�/p�A��.J����7/���ޯ��B¶�*�i�Eww�r?���� a��v/��"٪=�i��qӷ?��s���&gt;P���!���{;���)(����U����.O�xז��x{2��Ϟ����eO۪4��M&lt;e���h/�Ljcc����O��6Ġ��&amp;��X`1Q�t�VD�X����n�=��G��_�I ��6bX~p�;�=�5w�7t�/��g�ܼ��k=�O�3s�[$�v����`����l�n1/!TfD���r�g���,#N��b;N����8S_����5e�O��HT�4S�28_!��r ϖ�7k��\S�b����{�~��a=n�NO�X,�6냹����45M0��4</text:p>
            <text:p>���mQ�������&lt;�C!j�Є{���Ҳ9kT��J��L</text:p>
            <text:p>�ț�pV�d{Un��1kյ�Ѫ�W�LQ'�t�٫��|�p��V��"ڒK�l�\-�j�P�O���'��D�U�mI-9��*�X���L[!�*��;����zw�3�F��p5u/l�w��Lěb�����aZ�~�Z�����Z3��l|��������5I��QηU����0�-i�=�Je����'�eu��!*���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mail.google.com/mail/?extsrc=sync&amp;client=g&amp;plid=ACUX6DNX5_iLpL2Zkw8EzU2qtHSk1IcTGyCH7-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.75852792751398E+018" calcext:value-type="float">
            <text:p>1.75852792751398E+018</text:p>
          </table:table-cell>
          <table:table-cell office:value-type="float" office:value="1.75843723144765E+018" calcext:value-type="float">
            <text:p>1.75843723144765E+018</text:p>
          </table:table-cell>
          <table:table-cell office:value-type="string" calcext:value-type="string">
            <text:p>"Dusanka Svilarevic" &lt;dudasvilarevic60@gmail.com&gt;</text:p>
          </table:table-cell>
          <table:table-cell office:value-type="string" calcext:value-type="string">
            <text:p>"Bogoljub Gagic" &lt;cercilgagic60@gmail.com&gt;</text:p>
          </table:table-cell>
          <table:table-cell office:value-type="string" calcext:value-type="string">
            <text:p>"pajapandurovic60@gmail.com" &lt;pajapandurovic60@gmail.com&gt;</text:p>
          </table:table-cell>
          <table:table-cell table:number-columns-repeated="2"/>
          <table:table-cell office:value-type="float" office:value="1677062918000" calcext:value-type="float">
            <text:p>1677062918000</text:p>
          </table:table-cell>
          <table:table-cell office:value-type="float" office:value="1677062918636" calcext:value-type="float">
            <text:p>1677062918636</text:p>
          </table:table-cell>
          <table:table-cell office:value-type="string" calcext:value-type="string">
            <text:p>Re: Sastanak</text:p>
          </table:table-cell>
          <table:table-cell office:value-type="string" calcext:value-type="string">
            <text:p>Pozdrav, Meni odgovara. Pozdrav,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office:string-value="x��R]J1~�CQh��ZT�������&#10;dv���tS��R}��&gt;z}Q�dodvk�@2�|_&amp;�f&amp;�bT��H�I|�.��q��&gt;t@&amp;:�zW-G,�(Wc��r������2��JG�;���E��C��gW� ���aRPF��M����!&#10;yr^(����NASi+o�k�ր�߂��&gt;�G��;��p�t�a_q%ϊ��֤�����#R2*H�N����ޫ÷R5$`Psf&quot;r�H���C�5nzP��'����������7Ͼ؇`)��T�����d�ͅd��4Y�M`&gt;[;l�K��L7%���w�\�l���z��m|͍�)�����\Ίl F�Gk Hc��(���C9�3@�f�p������&#10;T�geYn���[dg���'�" calcext:value-type="string">
            <text:p>x��R]J1~�CQh��ZT�������</text:p>
            <text:p>dv���tS��R}��&gt;z}Q�dodvk�@2�|_&amp;�f&amp;�bT��H�I|�.��q��&gt;t@&amp;:�zW-G,�(Wc��r������2��JG�;���E��C��gW� ���aRPF��M����!</text:p>
            <text:p>yr^(����NASi+o�k�ր�߂��&gt;�G��;��p�t�a_q%ϊ��֤�����#R2*H�N����ޫ÷R5$`Psf"r�H���C�5nzP��'����������7Ͼ؇`)��T�����d�ͅd��4Y�M`&gt;[;l�K��L7%���w�\�l���z��m|͍�)�����\Ίl F�Gk Hc��(���C9�3@�f�p������</text:p>
            <text:p>T�geYn���[dg���'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mail.google.com/mail/?extsrc=sync&amp;client=g&amp;plid=ACUX6DOoJjU-LvBBRU7PLtbXeOhXDVpLjHYnbL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.75853104681603E+018" calcext:value-type="float">
            <text:p>1.75853104681603E+018</text:p>
          </table:table-cell>
          <table:table-cell office:value-type="float" office:value="1.75843723144765E+018" calcext:value-type="float">
            <text:p>1.75843723144765E+018</text:p>
          </table:table-cell>
          <table:table-cell office:value-type="string" calcext:value-type="string">
            <text:p>"Pavle Pandurovic" &lt;pajapandurovic60@gmail.com&gt;</text:p>
          </table:table-cell>
          <table:table-cell office:value-type="string" calcext:value-type="string">
            <text:p>"Dusanka Svilarevic" &lt;dudasvilarevic60@gmail.com&gt;</text:p>
            <text:p>"Bogoljub Gagic" &lt;cercilgagic60@gmail.com&gt;</text:p>
          </table:table-cell>
          <table:table-cell table:number-columns-repeated="3"/>
          <table:table-cell office:value-type="float" office:value="1677065890000" calcext:value-type="float">
            <text:p>1677065890000</text:p>
          </table:table-cell>
          <table:table-cell office:value-type="float" office:value="1677065894053" calcext:value-type="float">
            <text:p>1677065894053</text:p>
          </table:table-cell>
          <table:table-cell office:value-type="string" calcext:value-type="string">
            <text:p>Re: Sastanak</text:p>
          </table:table-cell>
          <table:table-cell office:value-type="string" calcext:value-type="string">
            <text:p>Pozdrav, Odgovara i meni. Paj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office:string-value="x��RKn�@��)J��@�x�f����&#10;�Dew��L�m�m3��!���&quot;R� �����?�ȟ���~���`P��ס&lt;[�k'^}�gTa6�S�П�@f�8�,�Fsfqw�� PQ�/0I\����j�ѤATD`YF��2�4������5���T,�~��W%5�{�OH�%-��Oc��kF��oU�P�\&quot;�&quot;����&amp;ޤ��= i��lJb�_�a�yI�&gt;��V���p�kQ��A�\�5 C�N���*Cq^|���`�?���'X���yݑ7����@��ԃpv�^:Ǌ���RK�g��&quot;�����j&quot;×!�*`�%��(���3@g���@/{��E~&#10;�m~������n���W�_�ܳ�H� ѧ�UY��G�&lt;�@�{l����L�&#10;v�m��Mdi`P��/���r#�&lt;&#10;ې~+�&#10;l�c��n�5#�Z�&gt;���a��(�su�C&amp;#\C&#10;�b4-Gsqo����i��}r��Ɠ���2�3b����P���}\0" calcext:value-type="string">
            <text:p>x��RKn�@��)J��@�x�f����</text:p>
            <text:p>�Dew��L�m�m3��!���"R� �����?�ȟ���~���`P��ס&lt;[�k'^}�gTa6�S�П�@f�8�,�Fsfqw�� PQ�/0I\����j�ѤATD`YF��2�4������5���T,�~��W%5�{�OH�%-��Oc��kF��oU�P�\"�"����&amp;ޤ��= i��lJb�_�a�yI�&gt;��V���p�kQ��A�\�5 C�N���*Cq^|���`�?���'X���yݑ7����@��ԃpv�^:Ǌ���RK�g��"�����j"×!�*`�%��(���3@g���@/{��E~</text:p>
            <text:p>�m~������n���W�_�ܳ�H� ѧ�UY��G�&lt;�@�{l����L�</text:p>
            <text:p>v�m��Mdi`P��/���r#�&lt;</text:p>
            <text:p>ې~+�</text:p>
            <text:p>l�c��n�5#�Z�&gt;���a��(�su�C&amp;#\C</text:p>
            <text:p>�b4-Gsqo����i��}r��Ɠ���2�3b����P���}\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mail.google.com/mail/?extsrc=sync&amp;client=g&amp;plid=ACUX6DOoJjU-LvBBRU7PLtbXeOhXDVpLjHYnbL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5"/>
        </table:table-row>
        <table:table-row table:style-name="ro6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.75871571919035E+018" calcext:value-type="float">
            <text:p>1.75871571919035E+018</text:p>
          </table:table-cell>
          <table:table-cell table:style-name="ce1" office:value-type="string" calcext:value-type="string">
            <text:p>"" &lt;rdc01z+8wu62vn3pz8tc@guerrillamail.com&gt;</text:p>
          </table:table-cell>
          <table:table-cell table:style-name="ce1" office:value-type="string" calcext:value-type="string">
            <text:p>"dudasvilarevic60@gmail.com" &lt;dudasvilarevic60@gmail.com&gt;</text:p>
          </table:table-cell>
          <table:table-cell table:style-name="ce1" table:number-columns-repeated="3"/>
          <table:table-cell table:style-name="ce1" office:value-type="float" office:value="1677242010000" calcext:value-type="float">
            <text:p>1677242010000</text:p>
          </table:table-cell>
          <table:table-cell table:style-name="ce1" office:value-type="float" office:value="1677242011152" calcext:value-type="float">
            <text:p>1677242011152</text:p>
          </table:table-cell>
          <table:table-cell table:style-name="ce1" office:value-type="string" calcext:value-type="string">
            <text:p>Online ticket</text:p>
          </table:table-cell>
          <table:table-cell table:style-name="ce1" office:value-type="string" calcext:value-type="string">
            <text:p>Dear Dušanka, We are sending you tickets for the destination Belgrade - Casab...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|PavleKarta.pdf|application/pdf|70907|text/html|SERVER_ATTACHMENT|1758715719190354257_1758715719190354257_0.1||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office:string-value="x�}��N�@��&gt;Ť7�Q&lt;�C%�_LTP�3m��v�Kfgmx��r!�@&quot;{��ͷ����2����������+KdG�T���� ��I�,��Jr���2�cI0�kt�k4�O�Ѕo�`��-�&#10;(��T��@���&amp;��AU�!F���x���&amp;U�M�{�*�9q��P����s2��r�xbVZ��߰�M'ɴ-j�1,`��!AX3��h-�q�8n�vX3�x/��0}y{i��r9�굩��]d���w_�����m�b�P�F�(�idl�q�\����n�u49=2i��OL��Hb�t��#��" calcext:value-type="string">
            <text:p>x�}��N�@��&gt;Ť7�Q&lt;�C%�_LTP�3m��v�Kfgmx��r!�@"{��ͷ����2����������+KdG�T���� ��I�,��Jr���2�cI0�kt�k4�O�Ѕo�`��-�</text:p>
            <text:p>(��T��@���&amp;��AU�!F���x���&amp;U�M�{�*�9q��P����s2��r�xbVZ��߰�M'ɴ-j�1,`��!AX3��h-�q�8n�vX3�x/��0}y{i��r9�굩��]d���w_�����m�b�P�F�(�idl�q�\����n�u49=2i��OL��Hb�t��#�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string" calcext:value-type="string">
            <text:p>https://mail.google.com/mail/?extsrc=sync&amp;client=g&amp;plid=ACUX6DM3XhWtToKpxVUba93vG-ak69ogX3xrJXY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985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75871590046603E+018" calcext:value-type="float">
            <text:p>1.75871590046603E+018</text:p>
          </table:table-cell>
          <table:table-cell table:style-name="ce1" office:value-type="float" office:value="1.75871571919035E+018" calcext:value-type="float">
            <text:p>1.75871571919035E+018</text:p>
          </table:table-cell>
          <table:table-cell table:style-name="ce1" office:value-type="string" calcext:value-type="string">
            <text:p>"Dusanka Svilarevic" &lt;dudasvilarevic60@gmail.com&gt;</text:p>
          </table:table-cell>
          <table:table-cell table:style-name="ce1" office:value-type="string" calcext:value-type="string">
            <text:p>"Paja" &lt;pajapandurovic60@gmail.com&gt;</text:p>
          </table:table-cell>
          <table:table-cell table:style-name="ce1" table:number-columns-repeated="3"/>
          <table:table-cell table:style-name="ce1" office:value-type="float" office:value="1677242183000" calcext:value-type="float">
            <text:p>1677242183000</text:p>
          </table:table-cell>
          <table:table-cell table:style-name="ce1" office:value-type="float" office:value="1677242183536" calcext:value-type="float">
            <text:p>1677242183536</text:p>
          </table:table-cell>
          <table:table-cell table:style-name="ce1" office:value-type="string" calcext:value-type="string">
            <text:p>Fwd: Online ticket</text:p>
          </table:table-cell>
          <table:table-cell table:style-name="ce1" office:value-type="string" calcext:value-type="string">
            <text:p>Evo i tvoje karte.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|PavleKarta.pdf|application/pdf|70907|text/html|SERVER_ATTACHMENT|1758715719190354257_1758715900466028079_0.1||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string" office:string-value="x��S�NA}�+n6�K�햖�n�ZTD�R���ݽ,C�;efvWxT���'�ȳ���叜�b)�n����s�=�Ιf�R������J0Щ8!��T���i!G�|�8)\��A;�f_N�@4D�{����LS��Զ����'Bf(&#10;;I)��1[d�e��M5�xB��Nk���&amp;±�#߱�Z4d��狕�j��*i���Wu�%$%�-���eD�wz}���iM2��kf��\r���Rd��VR&gt;�jj������c*�&quot;\~_��C�T�������Yh7��P��shH�Ⱦ0]�j(LBT)�()eA������X�������b᚛���C(����f��h!_(�CGp&amp;��A(8�1AHJ�51��GCcx�&#10;����t�8�2)b�A҈����) +���i0{랡�&#10;�TD1Is{��3L�&lt;�Y`�G�Q!?�d�$���w-m�ХXC�lO�&lt;dm.��v�`!5`?Q4��c�G���Y��\��9�]G�`/k���]�F3�[~�}����e���������qL!�;�0속��%C���0��f|�H~K��\���s_�%��N��k��+^�Sse����J$2 ?�\~�(��k�z�V*W���J��@�o���y�w����a�~�և;�[N�a���`�y��ۇ01��̬����" calcext:value-type="string">
            <text:p>x��S�NA}�+n6�K�햖�n�ZTD�R���ݽ,C�;efvWxT���'�ȳ���叜�b)�n����s�=�Ιf�R������J0Щ8!��T���i!G�|�8)\��A;�f_N�@4D�{����LS��Զ����'Bf(</text:p>
            <text:p>;I)��1[d�e��M5�xB��Nk���&amp;±�#߱�Z4d��狕�j��*i���Wu�%$%�-���eD�wz}���iM2��kf��\r���Rd��VR&gt;�jj������c*�"\~_��C�T�������Yh7��P��shH�Ⱦ0]�j(LBT)�()eA������X�������b᚛���C(����f��h!_(�CGp&amp;��A(8�1AHJ�51��GCcx�</text:p>
            <text:p>����t�8�2)b�A҈����) +���i0{랡�</text:p>
            <text:p>�TD1Is{��3L�&lt;�Y`�G�Q!?�d�$���w-m�ХXC�lO�&lt;dm.��v�`!5`?Q4��c�G���Y��\��9�]G�`/k���]�F3�[~�}����e���������qL!�;�0속��%C���0��f|�H~K��\���s_�%��N��k��+^�Sse����J$2 ?�\~�(��k�z�V*W���J��@�o���y�w����a�~�և;�[N�a���`�y��ۇ01��̬����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1" office:value-type="string" calcext:value-type="string">
            <text:p>https://mail.google.com/mail/?extsrc=sync&amp;client=g&amp;plid=ACUX6DM3XhWtToKpxVUba93vG-ak69ogX3xrJXY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8T15:03:19.790476757</dc:date>
    <meta:editing-duration>PT53S</meta:editing-duration>
    <meta:editing-cycles>2</meta:editing-cycles>
    <meta:generator>LibreOffice/7.3.7.2$Linux_X86_64 LibreOffice_project/30$Build-2</meta:generator>
    <meta:document-statistic meta:table-count="1" meta:cell-count="201" meta:object-count="0"/>
  </office:meta>
</office:document-meta>
</file>